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Sans Unicode" officeooo:rsid="001ecc4a" officeooo:paragraph-rsid="001ecc4a"/>
    </style:style>
    <style:style style:name="P2" style:family="paragraph" style:parent-style-name="Text_20_body">
      <style:text-properties officeooo:rsid="001ecc4a" officeooo:paragraph-rsid="001ecc4a"/>
    </style:style>
    <style:style style:name="P3" style:family="paragraph" style:parent-style-name="Text_20_body">
      <style:text-properties officeooo:rsid="001ecc4a" officeooo:paragraph-rsid="0020548b"/>
    </style:style>
    <style:style style:name="P4" style:family="paragraph" style:parent-style-name="Text_20_body">
      <style:text-properties officeooo:paragraph-rsid="001ecc4a"/>
    </style:style>
    <style:style style:name="P5" style:family="paragraph" style:parent-style-name="Text_20_body">
      <style:text-properties officeooo:rsid="002467e5" officeooo:paragraph-rsid="002467e5"/>
    </style:style>
    <style:style style:name="P6" style:family="paragraph" style:parent-style-name="Text_20_body">
      <style:text-properties officeooo:rsid="00259745" officeooo:paragraph-rsid="00259745"/>
    </style:style>
    <style:style style:name="P7" style:family="paragraph" style:parent-style-name="Text_20_body">
      <style:text-properties fo:font-weight="bold" officeooo:rsid="002ed383" officeooo:paragraph-rsid="002ed383" style:font-weight-asian="bold" style:font-weight-complex="bold"/>
    </style:style>
    <style:style style:name="P8" style:family="paragraph" style:parent-style-name="Text_20_body">
      <style:text-properties fo:font-weight="bold" officeooo:rsid="0040a7ec" officeooo:paragraph-rsid="0040a7ec" style:font-weight-asian="bold" style:font-weight-complex="bold"/>
    </style:style>
    <style:style style:name="P9" style:family="paragraph" style:parent-style-name="Text_20_body">
      <style:text-properties officeooo:rsid="00264952" officeooo:paragraph-rsid="00264952"/>
    </style:style>
    <style:style style:name="P10" style:family="paragraph" style:parent-style-name="Text_20_body">
      <style:text-properties officeooo:rsid="00264952" officeooo:paragraph-rsid="00270239"/>
    </style:style>
    <style:style style:name="P11" style:family="paragraph" style:parent-style-name="Text_20_body">
      <style:text-properties officeooo:rsid="00264952" officeooo:paragraph-rsid="0029573a"/>
    </style:style>
    <style:style style:name="P12" style:family="paragraph" style:parent-style-name="Text_20_body">
      <style:text-properties officeooo:rsid="00270239" officeooo:paragraph-rsid="00270239"/>
    </style:style>
    <style:style style:name="P13" style:family="paragraph" style:parent-style-name="Text_20_body">
      <style:text-properties officeooo:rsid="00270239" officeooo:paragraph-rsid="002a895a"/>
    </style:style>
    <style:style style:name="P14" style:family="paragraph" style:parent-style-name="Text_20_body">
      <style:text-properties officeooo:rsid="00270239" officeooo:paragraph-rsid="002bf2bf"/>
    </style:style>
    <style:style style:name="P15" style:family="paragraph" style:parent-style-name="Text_20_body">
      <style:text-properties officeooo:rsid="00270239" officeooo:paragraph-rsid="002fee75"/>
    </style:style>
    <style:style style:name="P16" style:family="paragraph" style:parent-style-name="Text_20_body">
      <style:text-properties fo:font-style="italic" officeooo:rsid="00264952" officeooo:paragraph-rsid="00264952" style:font-style-asian="italic" style:font-style-complex="italic"/>
    </style:style>
    <style:style style:name="P17" style:family="paragraph" style:parent-style-name="Text_20_body">
      <style:text-properties fo:font-style="italic" officeooo:rsid="00264952" officeooo:paragraph-rsid="00270239" style:font-style-asian="italic" style:font-style-complex="italic"/>
    </style:style>
    <style:style style:name="P18" style:family="paragraph" style:parent-style-name="Text_20_body">
      <style:text-properties officeooo:rsid="00277b71" officeooo:paragraph-rsid="00277b71"/>
    </style:style>
    <style:style style:name="P19" style:family="paragraph" style:parent-style-name="Text_20_body">
      <style:text-properties officeooo:rsid="002bf2bf" officeooo:paragraph-rsid="002bf2bf"/>
    </style:style>
    <style:style style:name="P20" style:family="paragraph" style:parent-style-name="Text_20_body">
      <style:text-properties officeooo:rsid="002bf2bf" officeooo:paragraph-rsid="0033aa22"/>
    </style:style>
    <style:style style:name="P21" style:family="paragraph" style:parent-style-name="Text_20_body">
      <style:text-properties officeooo:rsid="002fee75" officeooo:paragraph-rsid="002fee75"/>
    </style:style>
    <style:style style:name="P22" style:family="paragraph" style:parent-style-name="Text_20_body">
      <style:text-properties officeooo:rsid="0033aa22" officeooo:paragraph-rsid="0033aa22"/>
    </style:style>
    <style:style style:name="P23" style:family="paragraph" style:parent-style-name="Text_20_body">
      <style:text-properties officeooo:rsid="0033aa22" officeooo:paragraph-rsid="0034a267"/>
    </style:style>
    <style:style style:name="P24" style:family="paragraph" style:parent-style-name="Text_20_body">
      <style:text-properties officeooo:rsid="0033aa22" officeooo:paragraph-rsid="003d3cf9"/>
    </style:style>
    <style:style style:name="P25" style:family="paragraph" style:parent-style-name="Text_20_body">
      <style:text-properties officeooo:rsid="0033aa22" officeooo:paragraph-rsid="003f1c6e"/>
    </style:style>
    <style:style style:name="P26" style:family="paragraph" style:parent-style-name="Text_20_body">
      <style:text-properties officeooo:rsid="0034e61c" officeooo:paragraph-rsid="0034e61c"/>
    </style:style>
    <style:style style:name="P27" style:family="paragraph" style:parent-style-name="Text_20_body">
      <style:text-properties officeooo:rsid="0034e61c" officeooo:paragraph-rsid="0035257d"/>
    </style:style>
    <style:style style:name="P28" style:family="paragraph" style:parent-style-name="Text_20_body">
      <style:text-properties officeooo:rsid="0036a2c9" officeooo:paragraph-rsid="0036a2c9"/>
    </style:style>
    <style:style style:name="P29" style:family="paragraph" style:parent-style-name="Heading_20_1">
      <style:text-properties officeooo:rsid="001ecc4a" officeooo:paragraph-rsid="001ecc4a"/>
    </style:style>
    <style:style style:name="P30" style:family="paragraph" style:parent-style-name="Heading_20_1">
      <style:text-properties officeooo:rsid="001ecc4a" officeooo:paragraph-rsid="00438141"/>
    </style:style>
    <style:style style:name="P31" style:family="paragraph" style:parent-style-name="Heading_20_1" style:list-style-name=""/>
    <style:style style:name="P32" style:family="paragraph" style:parent-style-name="Heading_20_1">
      <style:paragraph-properties fo:break-before="page"/>
    </style:style>
    <style:style style:name="P33" style:family="paragraph" style:parent-style-name="Text_20_body" style:list-style-name="L1">
      <style:text-properties officeooo:rsid="001ecc4a" officeooo:paragraph-rsid="0020548b"/>
    </style:style>
    <style:style style:name="P34" style:family="paragraph" style:parent-style-name="Text_20_body" style:list-style-name="L1">
      <style:text-properties officeooo:rsid="001ecc4a" officeooo:paragraph-rsid="00438141"/>
    </style:style>
    <style:style style:name="P35" style:family="paragraph" style:parent-style-name="Text_20_body" style:list-style-name="L1">
      <style:text-properties officeooo:rsid="0020548b" officeooo:paragraph-rsid="00438141"/>
    </style:style>
    <style:style style:name="P36" style:family="paragraph" style:parent-style-name="Text_20_body">
      <style:text-properties fo:font-style="normal" officeooo:rsid="00264952" officeooo:paragraph-rsid="00270239" style:font-style-asian="normal" style:font-style-complex="normal"/>
    </style:style>
    <style:style style:name="P37" style:family="paragraph" style:parent-style-name="Text_20_body">
      <style:text-properties fo:font-style="normal" officeooo:rsid="00270239" officeooo:paragraph-rsid="00270239" style:font-style-asian="normal" style:font-style-complex="normal"/>
    </style:style>
    <style:style style:name="P38" style:family="paragraph" style:parent-style-name="Text_20_body">
      <style:text-properties fo:font-style="normal" officeooo:rsid="00270239" officeooo:paragraph-rsid="002a895a" style:font-style-asian="normal" style:font-style-complex="normal"/>
    </style:style>
    <style:style style:name="P39" style:family="paragraph" style:parent-style-name="Text_20_body">
      <style:text-properties fo:font-style="normal" officeooo:rsid="002bf2bf" officeooo:paragraph-rsid="002ee874" style:font-style-asian="normal" style:font-style-complex="normal"/>
    </style:style>
    <style:style style:name="P40" style:family="paragraph" style:parent-style-name="Text_20_body">
      <style:text-properties fo:font-style="normal" officeooo:rsid="00329bc3" officeooo:paragraph-rsid="002fee75" style:font-style-asian="normal" style:font-style-complex="normal"/>
    </style:style>
    <style:style style:name="P41" style:family="paragraph" style:parent-style-name="Text_20_body">
      <style:text-properties fo:font-style="normal" fo:font-weight="normal" officeooo:rsid="0034e61c" officeooo:paragraph-rsid="0034e61c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fo:font-style="normal" fo:font-weight="normal" officeooo:rsid="0034a267" officeooo:paragraph-rsid="0034a267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fo:font-style="normal" fo:font-weight="normal" officeooo:rsid="002fee75" officeooo:paragraph-rsid="002fee75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fo:font-style="normal" fo:font-weight="bold" officeooo:rsid="0040a7ec" officeooo:paragraph-rsid="0040a7ec" style:font-style-asian="normal" style:font-weight-asian="bold" style:font-style-complex="normal" style:font-weight-complex="bold"/>
    </style:style>
    <style:style style:name="P45" style:family="paragraph" style:parent-style-name="Text_20_body">
      <style:text-properties officeooo:rsid="002467e5" officeooo:paragraph-rsid="00438141"/>
    </style:style>
    <style:style style:name="P46" style:family="paragraph" style:parent-style-name="Text_20_body">
      <style:text-properties officeooo:rsid="002467e5" officeooo:paragraph-rsid="002467e5"/>
    </style:style>
    <style:style style:name="P47" style:family="paragraph" style:parent-style-name="Text_20_body">
      <style:text-properties officeooo:paragraph-rsid="00438141"/>
    </style:style>
    <style:style style:name="P48" style:family="paragraph" style:parent-style-name="Text_20_body" style:list-style-name="L2">
      <style:text-properties officeooo:paragraph-rsid="00438141"/>
    </style:style>
    <style:style style:name="P49" style:family="paragraph" style:parent-style-name="Text_20_body">
      <style:text-properties officeooo:paragraph-rsid="001ecc4a"/>
    </style:style>
    <style:style style:name="P50" style:family="paragraph" style:parent-style-name="Text_20_body">
      <style:text-properties officeooo:rsid="00239ce4" officeooo:paragraph-rsid="00239ce4"/>
    </style:style>
    <style:style style:name="P51" style:family="paragraph" style:parent-style-name="Text_20_body" style:list-style-name="L3">
      <style:text-properties officeooo:paragraph-rsid="00259745"/>
    </style:style>
    <style:style style:name="P52" style:family="paragraph" style:parent-style-name="Heading_20_2">
      <style:text-properties officeooo:rsid="001ecc4a" officeooo:paragraph-rsid="001ecc4a"/>
    </style:style>
    <style:style style:name="P53" style:family="paragraph" style:parent-style-name="Heading_20_2">
      <style:text-properties officeooo:paragraph-rsid="002fee75"/>
    </style:style>
    <style:style style:name="P54" style:family="paragraph" style:parent-style-name="Heading_20_2">
      <style:text-properties fo:font-style="italic" officeooo:rsid="00270239" officeooo:paragraph-rsid="002fee75" style:font-style-asian="italic" style:font-style-complex="italic"/>
    </style:style>
    <style:style style:name="P55" style:family="paragraph" style:parent-style-name="Heading_20_2">
      <style:text-properties fo:font-style="italic" officeooo:rsid="002bf2bf" officeooo:paragraph-rsid="002fee75" style:font-style-asian="italic" style:font-style-complex="italic"/>
    </style:style>
    <style:style style:name="P56" style:family="paragraph" style:parent-style-name="Heading_20_2">
      <style:text-properties officeooo:paragraph-rsid="003b2f4f"/>
    </style:style>
    <style:style style:name="P57" style:family="paragraph" style:parent-style-name="Heading_20_2">
      <style:text-properties officeooo:paragraph-rsid="0034e61c"/>
    </style:style>
    <style:style style:name="P58" style:family="paragraph" style:parent-style-name="Heading_20_2">
      <style:text-properties fo:font-style="normal" officeooo:rsid="002fee75" officeooo:paragraph-rsid="002fee75" style:font-style-asian="normal" style:font-style-complex="normal"/>
    </style:style>
    <style:style style:name="T1" style:family="text">
      <style:text-properties officeooo:rsid="0020548b"/>
    </style:style>
    <style:style style:name="T2" style:family="text">
      <style:text-properties officeooo:rsid="002146c4"/>
    </style:style>
    <style:style style:name="T3" style:family="text">
      <style:text-properties officeooo:rsid="00259745"/>
    </style:style>
    <style:style style:name="T4" style:family="text">
      <style:text-properties officeooo:rsid="00262e35"/>
    </style:style>
    <style:style style:name="T5" style:family="text">
      <style:text-properties officeooo:rsid="0026495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70239" style:font-weight-asian="bold" style:font-weight-complex="bold"/>
    </style:style>
    <style:style style:name="T8" style:family="text">
      <style:text-properties fo:font-weight="bold" officeooo:rsid="002467e5" style:font-weight-asian="bold" style:font-weight-complex="bold"/>
    </style:style>
    <style:style style:name="T9" style:family="text">
      <style:text-properties fo:font-weight="bold" officeooo:rsid="00438141" style:font-weight-asian="bold" style:font-weight-complex="bold"/>
    </style:style>
    <style:style style:name="T10" style:family="text">
      <style:text-properties fo:font-weight="bold" officeooo:rsid="00259745" style:font-weight-asian="bold" style:font-weight-complex="bold"/>
    </style:style>
    <style:style style:name="T11" style:family="text">
      <style:text-properties fo:font-weight="bold" officeooo:rsid="00264952" style:font-weight-asian="bold" style:font-weight-complex="bold"/>
    </style:style>
    <style:style style:name="T12" style:family="text">
      <style:text-properties fo:font-weight="bold" officeooo:rsid="0048a5a2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270239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70239" style:font-style-asian="normal" style:font-style-complex="normal"/>
    </style:style>
    <style:style style:name="T17" style:family="text">
      <style:text-properties fo:font-style="normal" officeooo:rsid="002a895a" style:font-style-asian="normal" style:font-style-complex="normal"/>
    </style:style>
    <style:style style:name="T18" style:family="text">
      <style:text-properties fo:font-style="normal" officeooo:rsid="002bf2bf" style:font-style-asian="normal" style:font-style-complex="normal"/>
    </style:style>
    <style:style style:name="T19" style:family="text">
      <style:text-properties fo:font-style="normal" officeooo:rsid="002ee874" style:font-style-asian="normal" style:font-style-complex="normal"/>
    </style:style>
    <style:style style:name="T20" style:family="text">
      <style:text-properties fo:font-style="normal" officeooo:rsid="002fee75" style:font-style-asian="normal" style:font-style-complex="normal"/>
    </style:style>
    <style:style style:name="T21" style:family="text">
      <style:text-properties fo:font-style="normal" officeooo:rsid="003198e4" style:font-style-asian="normal" style:font-style-complex="normal"/>
    </style:style>
    <style:style style:name="T22" style:family="text">
      <style:text-properties fo:font-style="normal" officeooo:rsid="00329bc3" style:font-style-asian="normal" style:font-style-complex="normal"/>
    </style:style>
    <style:style style:name="T23" style:family="text">
      <style:text-properties fo:font-style="normal" officeooo:rsid="00380d45" style:font-style-asian="normal" style:font-style-complex="normal"/>
    </style:style>
    <style:style style:name="T24" style:family="text">
      <style:text-properties fo:font-style="normal" officeooo:rsid="003d3cf9" style:font-style-asian="normal" style:font-style-complex="normal"/>
    </style:style>
    <style:style style:name="T25" style:family="text">
      <style:text-properties fo:font-style="normal" officeooo:rsid="004a0ef0" style:font-style-asian="normal" style:font-style-complex="normal"/>
    </style:style>
    <style:style style:name="T26" style:family="text">
      <style:text-properties fo:font-style="normal" officeooo:rsid="004bf4bd" style:font-style-asian="normal" style:font-style-complex="normal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2ed383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2fee75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329bc3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34a267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34e61c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3b2f4f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3d3cf9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3de8a4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4bf4bd" style:font-style-asian="normal" style:font-weight-asian="bold" style:font-style-complex="normal" style:font-weight-complex="bold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33aa22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34a267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34e61c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352324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39daa3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3ace2d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3b2f4f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3d3cf9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3de8a4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3f1c6e" style:font-style-asian="normal" style:font-weight-asian="normal" style:font-style-complex="normal" style:font-weight-complex="normal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officeooo:rsid="004a0ef0" style:font-style-asian="italic" style:font-style-complex="italic"/>
    </style:style>
    <style:style style:name="T50" style:family="text">
      <style:text-properties officeooo:rsid="0029573a"/>
    </style:style>
    <style:style style:name="T51" style:family="text">
      <style:text-properties officeooo:rsid="002d2dae"/>
    </style:style>
    <style:style style:name="T52" style:family="text">
      <style:text-properties officeooo:rsid="002fee75"/>
    </style:style>
    <style:style style:name="T53" style:family="text">
      <style:text-properties officeooo:rsid="0034e61c"/>
    </style:style>
    <style:style style:name="T54" style:family="text">
      <style:text-properties officeooo:rsid="0035257d"/>
    </style:style>
    <style:style style:name="T55" style:family="text">
      <style:text-properties officeooo:rsid="003c6fff"/>
    </style:style>
    <style:style style:name="T56" style:family="text">
      <style:text-properties officeooo:rsid="00438141"/>
    </style:style>
    <style:style style:name="T57" style:family="text">
      <style:text-properties officeooo:rsid="004457e2"/>
    </style:style>
    <style:style style:name="T58" style:family="text">
      <style:text-properties officeooo:rsid="0045e7fb"/>
    </style:style>
    <style:style style:name="T59" style:family="text">
      <style:text-properties officeooo:rsid="0047a17b"/>
    </style:style>
    <style:style style:name="T60" style:family="text">
      <style:text-properties officeooo:rsid="004a0ef0"/>
    </style:style>
    <style:style style:name="T61" style:family="text">
      <style:text-properties officeooo:rsid="004bf4bd"/>
    </style:style>
    <style:style style:name="T62" style:family="text">
      <style:text-properties officeooo:rsid="004d48c8"/>
    </style:style>
    <style:style style:name="T63" style:family="text">
      <style:text-properties officeooo:rsid="004dc6f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TART-UP NATION</text:p>
      <text:p text:style-name="Subtitle">LE JEU DE SOCIETE <text:span text:style-name="T3">INDISPENSABLE</text:span></text:p>
      <text:p text:style-name="Subtitle">L<text:span text:style-name="T3">ivret de Règles</text:span></text:p>
      <text:p text:style-name="P1"/>
      <text:p text:style-name="P1"/>
      <text:p text:style-name="P1"/>
      <text:h text:style-name="P29" text:outline-level="1">Mise en place</text:h>
      <text:p text:style-name="Text_20_body">Mélanger le jeu complet, distribuer une carte face cachée à chaque joueur.</text:p>
      <text:p text:style-name="P50">Disposer le reste des cartes en une pioche. <text:span text:style-name="T3">Chaque joueur réserve une petite place devant lui pour poser des cartes faces visibles : il s'agit de </text:span><text:span text:style-name="T10">sa défausse</text:span><text:span text:style-name="T3"> personnelle, où iront ses personnages qui démissionnent ou meurent.</text:span></text:p>
      <text:p text:style-name="Text_20_body"/>
      <text:h text:style-name="P52" text:outline-level="2">Pour 4 joueurs</text:h>
      <text:p text:style-name="P3">A <text:span text:style-name="T1">4</text:span> joueurs, le jeu doit comporter :</text:p>
      <text:list xml:id="list1420937300985965410" text:style-name="L1">
        <text:list-item>
          <text:p text:style-name="P33">3 Stagiaires <text:span text:style-name="T56">(rang 0)</text:span></text:p>
        </text:list-item>
        <text:list-item>
          <text:p text:style-name="P34">3 Programmeurs <text:span text:style-name="T56">(rang 1)</text:span></text:p>
        </text:list-item>
        <text:list-item>
          <text:p text:style-name="P34"><text:span text:style-name="T1">1</text:span> Chef technique <text:span text:style-name="T56">(rang 2)</text:span></text:p>
        </text:list-item>
        <text:list-item>
          <text:p text:style-name="P34">2 Recruteuse<text:span text:style-name="T2">s (rang 3)</text:span></text:p>
        </text:list-item>
        <text:list-item>
          <text:p text:style-name="P34"><text:span text:style-name="T1">2</text:span> Commerciaux <text:span text:style-name="T56">(rang 4)</text:span></text:p>
        </text:list-item>
        <text:list-item>
          <text:p text:style-name="P34"><text:span text:style-name="T1">1</text:span> Chef d'entreprise <text:span text:style-name="T56">(rang 5)</text:span></text:p>
        </text:list-item>
        <text:list-item>
          <text:p text:style-name="P34">2 Comptables <text:span text:style-name="T56">(rang 6)</text:span></text:p>
        </text:list-item>
        <text:list-item>
          <text:p text:style-name="P34">1 Investisseur <text:span text:style-name="T56">(rang 7)</text:span></text:p>
        </text:list-item>
        <text:list-item>
          <text:p text:style-name="P34">1 Macr<text:span text:style-name="T1">o</text:span>n <text:span text:style-name="T56">(rang 8)</text:span></text:p>
        </text:list-item>
        <text:list-item>
          <text:p text:style-name="P35">1 Brigitte <text:span text:style-name="T56">(rang 9)</text:span></text:p>
        </text:list-item>
      </text:list>
      <text:p text:style-name="P4"/>
      <text:h text:style-name="P52" text:outline-level="2">Pour 5 joueurs</text:h>
      <text:p text:style-name="P4"/>
      <text:p text:style-name="P2">A 5 joueurs, le jeu doit comporter :</text:p>
      <text:list xml:id="list150406341692998" text:continue-numbering="true" text:style-name="L1">
        <text:list-item>
          <text:p text:style-name="P34">3 Stagiaires <text:span text:style-name="T56">(rang 0)</text:span></text:p>
        </text:list-item>
        <text:list-item>
          <text:p text:style-name="P34">3 Programmeurs <text:span text:style-name="T56">(rang 1)</text:span></text:p>
        </text:list-item>
        <text:list-item>
          <text:p text:style-name="P34">2 Chefs techniques <text:span text:style-name="T56">(rang 2)</text:span></text:p>
        </text:list-item>
        <text:list-item>
          <text:p text:style-name="P34">2 Recruteuse <text:span text:style-name="T56">(rang 3)</text:span></text:p>
        </text:list-item>
        <text:list-item>
          <text:p text:style-name="P34"><text:soft-page-break/>3 Commerciaux <text:span text:style-name="T56">(rang 4)</text:span></text:p>
        </text:list-item>
        <text:list-item>
          <text:p text:style-name="P34">2 Chefs d'entreprise <text:span text:style-name="T56">(rang 5)</text:span></text:p>
        </text:list-item>
        <text:list-item>
          <text:p text:style-name="P34">2 Comptables <text:span text:style-name="T56">(rang 6)</text:span></text:p>
        </text:list-item>
        <text:list-item>
          <text:p text:style-name="P34">1 Investisseur <text:span text:style-name="T56">(rang 7)</text:span></text:p>
        </text:list-item>
        <text:list-item>
          <text:p text:style-name="P34">1 Macr<text:span text:style-name="T1">o</text:span>n <text:span text:style-name="T56">(rang 8)</text:span></text:p>
        </text:list-item>
        <text:list-item>
          <text:p text:style-name="P35">1 Brigitte <text:span text:style-name="T56">(rang 9)</text:span></text:p>
        </text:list-item>
      </text:list>
      <text:p text:style-name="P4"/>
      <text:p text:style-name="P4"/>
      <text:h text:style-name="P29" text:outline-level="1">Déroulement d'un tour</text:h>
      <text:p text:style-name="P4"/>
      <text:p text:style-name="P45"><text:span text:style-name="T56">C'est très simple : </text:span></text:p>
      <text:list xml:id="list5103220239910247128" text:style-name="L2">
        <text:list-item>
          <text:p text:style-name="P48"><text:span text:style-name="T9">Pioche:</text:span><text:span text:style-name="T56"> Le joueur actif pioche une carte dans la pioche. Il a donc deux cartes en mains.</text:span></text:p>
        </text:list-item>
        <text:list-item>
          <text:p text:style-name="P48"><text:span text:style-name="T9">Démission: </text:span><text:span text:style-name="T56">Le joueur actif choisit une de ses deux cartes cachées et la met dans sa défausse personnelle (le personnage "démissionne"). </text:span><text:span text:style-name="T8">Il applique l'effet de cette carte.</text:span></text:p>
        </text:list-item>
      </text:list>
      <text:p text:style-name="P5">Puis c'est au tour du joueur suivant.</text:p>
      <text:p text:style-name="P5"/>
      <text:h text:style-name="P30" text:outline-level="1"><text:span text:style-name="T56">Fin du jeu</text:span></text:h>
      <text:p text:style-name="P47"/>
      <text:p text:style-name="P5">Quand la pioche est épuisée, la partie se termine immédiatement et <text:span text:style-name="T6">le joueur (ou l'équipe de joueurs) avec le personnage de plus haut rang gagne la manche.</text:span></text:p>
      <text:p text:style-name="P5">Chaque manche <text:span text:style-name="T51">terminée </text:span>rapporte 1 points aux gagnants ou gagnants ex-aequo. Le(s) premier(s) joueur(s) à atteindre 3 points gagnent l<text:span text:style-name="T58">a maîtrise du marché</text:span>.</text:p>
      <text:p text:style-name="P7">Si la manche se termine avec un seul joueur encore en vie, <text:span text:style-name="T57">celui-ci ne </text:span>gagne <text:span text:style-name="T57">pas </text:span>de points.</text:p>
      <text:h text:style-name="Heading_20_2" text:outline-level="2"/>
      <text:h text:style-name="Heading_20_2" text:outline-level="2">Démission ou mort</text:h>
      <text:p text:style-name="P6">Chaque carte/personnage peut rejoindre la défausse de deux manières différentes : la mort et la démission.</text:p>
      <text:list xml:id="list172775633650581355" text:style-name="L3">
        <text:list-item>
          <text:p text:style-name="P51"><text:span text:style-name="T3">La </text:span><text:span text:style-name="T10">démission</text:span><text:span text:style-name="T3"> a lieu dans le cadre d'un tour normal. Un personnage est défaussé normalement par son propriétaire, dans le cadre de son choix entre deux cartes.</text:span></text:p>
        </text:list-item>
        <text:list-item>
          <text:p text:style-name="P51"><text:span text:style-name="T3">La </text:span><text:span text:style-name="T10">mort</text:span><text:span text:style-name="T3"> est ce qui arrive dans les autres cas, provoqué par les pouvoirs des cartes. </text:span><text:span text:style-name="T11">Le joueur est éliminé de la manche quand son personnage meurt </text:span><text:span text:style-name="T12">(sauf l'Investisseur)</text:span><text:span text:style-name="T5">, mais pas quand il démissionne.</text:span></text:p>
        </text:list-item>
      </text:list>
      <text:p text:style-name="P6"/>
      <text:h text:style-name="P31" text:outline-level="1"/>
      <text:h text:style-name="P32" text:outline-level="1"><text:span text:style-name="T60">Les P</text:span>ouvoirs <text:span text:style-name="T60">des cartes</text:span></text:h>
      <text:p text:style-name="Text_20_body"/>
      <text:h text:style-name="Heading_20_2" text:outline-level="2"><text:span text:style-name="T52">Rang 0 : </text:span>Stagiaire</text:h>
      <text:p text:style-name="P9">Quand il démissionne, le <text:span text:style-name="T14">S</text:span>tagiaire <text:span text:style-name="T6">pose une question</text:span> à un autre joueur autour de la table.</text:p>
      <text:p text:style-name="P9">Cette question doit avoir la forme :</text:p>
      <text:p text:style-name="P16">"Es-tu &lt;tel personnage&gt; ? <text:span text:style-name="T14">Oui ou Non ?</text:span>"</text:p>
      <text:p text:style-name="P11">Si le Stagiaire <text:span text:style-name="T6">échoue</text:span> à trouver qui est l'autre joueur, l<text:span text:style-name="T50">e joueur ciblé</text:span> peut choisir d'<text:span text:style-name="T6">offrir son poste. Il</text:span><text:span text:style-name="T7">s échangent leurs cartes.</text:span></text:p>
      <text:p text:style-name="P9">Si le Stagiaire <text:span text:style-name="T6">réussit</text:span> à trouver qui est le personnage adverse, <text:span text:style-name="T6">ce personnage meurt</text:span><text:span text:style-name="T13">.</text:span></text:p>
      <text:p text:style-name="P12"/>
      <text:h text:style-name="P53" text:outline-level="2"><text:span text:style-name="T52">Rang 1 : </text:span>Programmeur</text:h>
      <text:p text:style-name="P10">Quand il démissionne, <text:span text:style-name="T14">l</text:span>e <text:span text:style-name="T14">Programmeur</text:span> <text:span text:style-name="T6">pose une question </text:span><text:span text:style-name="T7">indirecte</text:span>. <text:span text:style-name="T14">Il choisit </text:span><text:span text:style-name="T7">un autre joueur</text:span><text:span text:style-name="T14"> qui devra poser une question de Stagiaire </text:span><text:span text:style-name="T7">à un troisième joueur</text:span><text:span text:style-name="T14">.</text:span></text:p>
      <text:p text:style-name="P10">Cette question doit avoir la forme :</text:p>
      <text:p text:style-name="P17">"Es-tu &lt;tel personnage&gt; ? <text:span text:style-name="T14">Oui ou Non ?</text:span>"</text:p>
      <text:p text:style-name="P10">Si le <text:span text:style-name="T14">questionneur</text:span> <text:span text:style-name="T6">échoue</text:span> à trouver qui est l<text:span text:style-name="T14">e troisième </text:span>joueur, l<text:span text:style-name="T14">e troisième </text:span>joueur peut choisir d'<text:span text:style-name="T6">offrir son poste au </text:span><text:span text:style-name="T7">questionneur</text:span><text:span text:style-name="T6">. Il</text:span><text:span text:style-name="T7">s échangent leurs cartes.</text:span></text:p>
      <text:p text:style-name="P17">S<text:span text:style-name="T15">i le </text:span><text:span text:style-name="T16">questionneur</text:span><text:span text:style-name="T15"> </text:span><text:span text:style-name="T27">réussit</text:span><text:span text:style-name="T15"> à trouver qui est le </text:span><text:span text:style-name="T16">troisième</text:span><text:span text:style-name="T15"> joueur, </text:span><text:span text:style-name="T27">ce personnage meurt</text:span><text:span text:style-name="T15">.</text:span></text:p>
      <text:p text:style-name="P36"/>
      <text:h text:style-name="P54" text:outline-level="2"><text:span text:style-name="T20">Rang </text:span><text:span text:style-name="T25">2</text:span><text:span text:style-name="T20"> : </text:span><text:span text:style-name="T15">Chef Technique</text:span></text:h>
      <text:p text:style-name="P37">Quand il <text:span text:style-name="T6">démissionne</text:span>, le Chef Technique regarde les cartes cachées de chaque joueur autour de la table.</text:p>
      <text:p text:style-name="P18"><text:span text:style-name="T15">Quand il </text:span><text:span text:style-name="T27">meurt</text:span><text:span text:style-name="T15">, le Chef Technique peut divulguer une information (vraie ou fausse) sur un joueur, de la forme </text:span><text:span text:style-name="T48">"&lt;</text:span><text:span text:style-name="T49">Tel joueur</text:span><text:span text:style-name="T48">&gt; est &lt;tel personnage&gt;"</text:span><text:span text:style-name="T15">.</text:span></text:p>
      <text:p text:style-name="P37"/>
      <text:h text:style-name="P54" text:outline-level="2"><text:span text:style-name="T20">Rang </text:span><text:span text:style-name="T25">3</text:span><text:span text:style-name="T20"> : </text:span><text:span text:style-name="T17">Recruteuse</text:span></text:h>
      <text:p text:style-name="P13"><text:span text:style-name="T15">Quand </text:span><text:span text:style-name="T17">elle</text:span><text:span text:style-name="T15"> démissionne, l</text:span><text:span text:style-name="T17">a Recruteuse échange deux personnages (cartes cachées) autour</text:span><text:span text:style-name="T15"> de la table. </text:span><text:span text:style-name="T23">Elle regarde ces cartes secrètement.</text:span></text:p>
      <text:p text:style-name="P38"/>
      <text:h text:style-name="P55" text:outline-level="2"><text:span text:style-name="T20">Rang </text:span><text:span text:style-name="T25">4</text:span><text:span text:style-name="T20"> : </text:span><text:span text:style-name="T17">C</text:span><text:span text:style-name="T15">ommercial</text:span></text:h>
      <text:p text:style-name="P14"><text:span text:style-name="T15">Quand </text:span><text:span text:style-name="T18">il</text:span><text:span text:style-name="T15"> démissionne, l</text:span><text:span text:style-name="T18">e Commercial conclut une alliance entre le joueur actif et un autre joueur autour de la table.</text:span></text:p>
      <text:p text:style-name="P19"><text:span text:style-name="T18">C</text:span><text:span text:style-name="T15">es deux joueurs peuvent gagner ensemble si ils survivent jusqu'à la fin.</text:span></text:p>
      <text:p text:style-name="P19"><text:span text:style-name="T28">Rentrer dans une nouvelle alliance commerciale casse les précédentes ui impliquaient l'un des </text:span><text:soft-page-break/><text:span text:style-name="T28">deux joueurs concernés.</text:span></text:p>
      <text:p text:style-name="P20"><text:span text:style-name="T19">Ainsi, a</text:span><text:span text:style-name="T15">ucune alliance commerciale ne peut impliquer trois joueurs, </text:span><text:span text:style-name="T19">et</text:span><text:span text:style-name="T15"> </text:span><text:span text:style-name="T19">a</text:span><text:span text:style-name="T15">ucun joueur ne peut être dans plus d'une alliance commerciale. </text:span></text:p>
      <text:p text:style-name="P20"><text:span text:style-name="T38">Le commercial doit être posé sur sa propre pile de défausse. </text:span><text:span text:style-name="T30">L'effet s'applique tant qu'il reste dans la défausse.</text:span></text:p>
      <text:p text:style-name="P26"><text:span text:style-name="T30">L</text:span><text:span text:style-name="T27">'alliance ne tient plus si l'un des deux joueurs meurt.</text:span></text:p>
      <text:p text:style-name="P39"/>
      <text:h text:style-name="P55" text:outline-level="2"><text:span text:style-name="T20">Rang </text:span><text:span text:style-name="T26">5</text:span><text:span text:style-name="T20"> : </text:span><text:span text:style-name="T17">C</text:span><text:span text:style-name="T15">o</text:span><text:span text:style-name="T20">mptable</text:span></text:h>
      <text:p text:style-name="P15"><text:span text:style-name="T20">Quand </text:span><text:span text:style-name="T18">il</text:span><text:span text:style-name="T20"> démissionne, l</text:span><text:span text:style-name="T18">e </text:span><text:span text:style-name="T20">Comptable désigne un joueur autour de la table (possiblement le joueur actif lui-même). Celui-ci </text:span><text:span text:style-name="T29">obtient le droit de mentir face aux questions de Stagiaires</text:span><text:span text:style-name="T20"> directes ou indirectes. </text:span><text:span text:style-name="T21">Il pourra répondre Oui ou Non et appliquer les effets de cette réponse.</text:span></text:p>
      <text:p text:style-name="P21"><text:span text:style-name="T15">Le comptable doit-être posé sur sa propre pile de défausse. </text:span><text:span text:style-name="T30">L'effet s'applique tant qu'il reste dans la défausse.</text:span></text:p>
      <text:p text:style-name="P40"/>
      <text:h text:style-name="Heading_20_2" text:outline-level="2"><text:span text:style-name="T22">R</text:span><text:span text:style-name="T15">ang </text:span><text:span text:style-name="T26">6</text:span><text:span text:style-name="T15"> : Chef d'entreprise</text:span></text:h>
      <text:p text:style-name="P22"><text:span text:style-name="T15">Quand il démissionne </text:span><text:span text:style-name="T27">ou quand il meurt, </text:span><text:span text:style-name="T37">le Chef d'entreprise accorde une promotion immédiate à l'un des joueurs autour de la table, </text:span><text:span text:style-name="T41">(possiblement lui-même).</text:span></text:p>
      <text:p text:style-name="P23"><text:span text:style-name="T37">Le joueur qui est promu </text:span><text:span text:style-name="T31">cherche un poste </text:span><text:span text:style-name="T32">de plus haut rang</text:span><text:span text:style-name="T31"> dans la pioche.</text:span><text:span text:style-name="T39"> </text:span><text:span text:style-name="T40">Il regarde toutes les cartes du haut de la pile jusqu'à la première carte de plus haut rang que son personnage actuel. </text:span><text:span text:style-name="T42">Puis il remet les cartes dans le même ordre dans la pioche, sans les réveler.</text:span></text:p>
      <text:p text:style-name="P26"><text:span text:style-name="T37">Si il </text:span><text:span text:style-name="T42">a </text:span><text:span text:style-name="T37">trouve une </text:span><text:span text:style-name="T43">meilleure</text:span><text:span text:style-name="T37"> carte, il la prend et défausse son ancien personnage </text:span><text:span text:style-name="T27">sans appliquer d'effet</text:span><text:span text:style-name="T37">.</text:span></text:p>
      <text:p text:style-name="P26"><text:span text:style-name="T37">Si il ne trouve pas de telle carte dans la pioche, </text:span><text:span text:style-name="T27">son personnage meurt</text:span><text:span text:style-name="T37">. </text:span><text:span text:style-name="T44">La promotion peut donc être utilisée pour tuer.</text:span></text:p>
      <text:p text:style-name="P41"/>
      <text:h text:style-name="P56" text:outline-level="2"><text:span text:style-name="T32">Rang </text:span><text:span text:style-name="T36">7</text:span><text:span text:style-name="T32"> : </text:span><text:span text:style-name="T33">Investisseur</text:span></text:h>
      <text:p text:style-name="P25"><text:span text:style-name="T33">Quand il démissionne, </text:span><text:span text:style-name="T44">l</text:span><text:span text:style-name="T46">'investisseur </text:span><text:span text:style-name="T35">peut</text:span><text:span text:style-name="T46"> prendre en main une carte de </text:span><text:span text:style-name="T47">l</text:span><text:span text:style-name="T46">a défausse </text:span><text:span text:style-name="T47">de n'importe quel joueur. Il défausse son ancien personnage s</text:span><text:span text:style-name="T32">ans appliquer d'effet</text:span><text:span text:style-name="T40">.</text:span></text:p>
      <text:p text:style-name="P24"><text:span text:style-name="T33">Quand il </text:span><text:span text:style-name="T34">meurt, l'Investisseur ne provoque pas </text:span><text:span text:style-name="T35">la </text:span><text:span text:style-name="T34">défaite de son joueur. </text:span><text:span text:style-name="T45">Le joueur ayant possédé l'investisseur prend une carte dans sa propre défausse : </text:span><text:span text:style-name="T46">il la révèle aux autres joueurs</text:span><text:span text:style-name="T45">.</text:span></text:p>
      <text:p text:style-name="P8"><text:span text:style-name="T24">S</text:span><text:span text:style-name="T15">i un Commercial ou un Comptable est réembauché </text:span><text:span text:style-name="T37">(repris d'une défausse)</text:span><text:span text:style-name="T15"> suite à une action de l'Investisseur, son effet s'arrete.</text:span></text:p>
      <text:p text:style-name="P44"/>
      <text:h text:style-name="Heading_20_2" text:outline-level="2">Rang <text:span text:style-name="T61">8</text:span> : Macron</text:h>
      <text:p text:style-name="P26">Si Macron vient à être mis dans la défausse, il meurt <text:span text:style-name="T55">immédiatement </text:span>et son propriétaire perd la manche. <text:span text:style-name="T62">Ce personnage ne peut pas choisi par le joueur actif.</text:span></text:p>
      <text:p text:style-name="P26"/>
      <text:h text:style-name="P57" text:outline-level="2"><text:soft-page-break/>Rang <text:span text:style-name="T61">9</text:span> : <text:span text:style-name="T53">Brigitte</text:span></text:h>
      <text:p text:style-name="P27">Si <text:span text:style-name="T54">Brigitte</text:span> vient à être mis<text:span text:style-name="T54">e</text:span> dans la défausse, <text:span text:style-name="T54">elle</text:span> meurt et son propriétaire perd la manche.</text:p>
      <text:p text:style-name="P28"><text:span text:style-name="T6">Si Macron meurt</text:span>, le joueur possédant Brigitte doit se déclarer et <text:span text:style-name="T6">Brigitte meurt aussitôt</text:span>.</text:p>
      <text:p text:style-name="P42"/>
      <text:h text:style-name="P58" text:outline-level="2">Victoire <text:span text:style-name="T63">conjointe </text:span>de Brigitte et Macron</text:h>
      <text:p text:style-name="P43">Si deux joueurs <text:span text:style-name="T6">alliés</text:span> finissent avec <text:span text:style-name="T6">Brigitte et Macron</text:span>, ils gagnent <text:span text:style-name="T63">2</text:span> points chacun au lieu d'un seu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7M34S</meta:editing-duration>
    <meta:editing-cycles>52</meta:editing-cycles>
    <meta:generator>LibreOffice/5.0.3.2$Windows_x86 LibreOffice_project/e5f16313668ac592c1bfb310f4390624e3dbfb75</meta:generator>
    <dc:date>2018-04-10T15:04:04.478000000</dc:date>
    <meta:document-statistic meta:table-count="0" meta:image-count="0" meta:object-count="0" meta:page-count="5" meta:paragraph-count="87" meta:word-count="1087" meta:character-count="6256" meta:non-whitespace-character-count="5278"/>
    <meta:user-defined meta:name="Info 1"/>
    <meta:user-defined meta:name="Info 2"/>
    <meta:user-defined meta:name="Info 3"/>
    <meta:user-defined meta:name="Info 4"/>
  </office:meta>
</office:document-meta>
</file>